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20000002522A4A98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Times" svg:font-family="Times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05cm" fo:margin-left="-0.199cm" table:align="left" style:writing-mode="lr-tb"/>
    </style:style>
    <style:style style:name="Table1.A" style:family="table-column">
      <style:table-column-properties style:column-width="2.942cm"/>
    </style:style>
    <style:style style:name="Table1.B" style:family="table-column">
      <style:table-column-properties style:column-width="12.107cm"/>
    </style:style>
    <style:style style:name="Table1.1" style:family="table-row">
      <style:table-row-properties style:min-row-height="0.75cm"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" style:family="table">
      <style:table-properties style:width="15.05cm" fo:margin-left="-0.199cm" table:align="left" style:writing-mode="lr-tb"/>
    </style:style>
    <style:style style:name="Table2.A" style:family="table-column">
      <style:table-column-properties style:column-width="2.191cm"/>
    </style:style>
    <style:style style:name="Table2.B" style:family="table-column">
      <style:table-column-properties style:column-width="12.859cm"/>
    </style:style>
    <style:style style:name="Table2.1" style:family="table-row">
      <style:table-row-properties style:min-row-height="0.75cm" style:keep-together="true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.A7" style:family="table-cell">
      <style:table-cell-properties style:vertical-align="middle" fo:background-color="#e0e0e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B7" style:family="table-cell">
      <style:table-cell-properties style:vertical-align="middle" fo:background-color="#e0e0e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name-complex="Arial" style:font-size-complex="10pt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name-complex="Arial" style:font-size-complex="10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name-complex="Arial" style:font-size-complex="10pt"/>
    </style:style>
    <style:style style:name="P5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1pt" style:font-size-asian="11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name-complex="Arial" style:font-size-complex="10pt"/>
    </style:style>
    <style:style style:name="P9" style:family="paragraph" style:parent-style-name="Standard">
      <style:text-properties style:font-name="Arial" fo:font-weight="bold" style:font-weight-asian="bold" style:font-name-complex="Arial" style:font-size-complex="10pt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Arial" fo:font-size="14pt" fo:font-weight="bold" style:font-size-asian="14pt" style:font-weight-asian="bold" style:font-name-complex="Arial" style:font-size-complex="10pt"/>
    </style:style>
    <style:style style:name="P1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/>
      <style:text-properties style:font-name="Arial" fo:font-size="24pt" fo:font-weight="bold" style:font-size-asian="24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/>
      <style:text-properties style:font-name="Arial" fo:font-weight="bold" style:font-weight-asian="bold" style:font-name-complex="Arial" style:font-size-complex="10pt"/>
    </style:style>
    <style:style style:name="P13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Arial" fo:font-size="18pt" fo:font-weight="bold" style:font-size-asian="18pt" style:font-weight-asian="bold" style:font-name-complex="Arial" style:font-size-complex="10pt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Heading_20_4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/>
      <style:text-properties style:font-name="Arial" fo:font-size="14pt" style:font-size-asian="14pt" style:font-name-complex="Arial" style:font-size-complex="14pt"/>
    </style:style>
    <style:style style:name="P16" style:family="paragraph" style:parent-style-name="Header">
      <style:paragraph-properties fo:text-align="center" style:justify-single-word="false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Footer">
      <style:text-properties style:font-size-complex="10pt"/>
    </style:style>
    <style:style style:name="T1" style:family="text">
      <style:text-properties style:font-name="Arial" fo:font-size="16pt" fo:font-weight="bold" style:font-size-asian="16pt" style:font-weight-asian="bold" style:font-name-complex="Arial" style:font-size-complex="10pt"/>
    </style:style>
    <style:style style:name="T2" style:family="text">
      <style:text-properties style:font-name="Arial" fo:font-size="11pt" style:font-size-asian="11pt" style:font-name-complex="Arial" style:font-size-complex="10pt"/>
    </style:style>
    <style:style style:name="T3" style:family="text">
      <style:text-properties style:font-name="Arial" fo:font-size="11pt" fo:font-style="italic" style:font-size-asian="11pt" style:font-style-asian="italic" style:font-name-complex="Arial" style:font-size-complex="10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0pt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fo:color="#000000" style:font-name="Arial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Studio Practice - Assessment task 04 – Studio Project</text:span></text:p>
      <text:p text:style-name="P1"/>
      <text:p text:style-name="P2">Project Brief Proposal</text:p>
      <text:p text:style-name="P10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Student Name</text:p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4">Project Title</text:p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4">Discipline</text:p>
          </table:table-cell>
          <table:table-cell table:style-name="Table1.B1" office:value-type="string">
            <text:p text:style-name="Standard"><text:span text:style-name="T2">Programming, 3D Modelling, 3D Animation (</text:span><text:span text:style-name="T3">delete unwanted info</text:span><text:span text:style-name="T2">)</text:span></text:p>
          </table:table-cell>
        </table:table-row>
        <table:table-row table:style-name="Table1.1">
          <table:table-cell table:style-name="Table1.A4" office:value-type="string">
            <text:p text:style-name="P5"/>
            <text:p text:style-name="P4">Creative Overview</text:p>
          </table:table-cell>
          <table:table-cell table:style-name="Table1.B1" office:value-type="string">
            <text:p text:style-name="P7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1.1">
          <table:table-cell table:style-name="Table1.A4" office:value-type="string">
            <text:p text:style-name="P5"/>
            <text:p text:style-name="P4">Technical Overview</text:p>
          </table:table-cell>
          <table:table-cell table:style-name="Table1.B1" office:value-type="string">
            <text:p text:style-name="P7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1.1">
          <table:table-cell table:style-name="Table1.A4" office:value-type="string">
            <text:p text:style-name="P5"/>
            <text:p text:style-name="P4">Personal Development Overview</text:p>
          </table:table-cell>
          <table:table-cell table:style-name="Table1.B1" office:value-type="string">
            <text:p text:style-name="P7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6"/>
      <text:p text:style-name="P6"/>
      <text:p text:style-name="P6"/>
      <text:p text:style-name="P11"><text:soft-page-break/>Project Timeline</text:p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Week 1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Week 2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Week 3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Week 4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Week 5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Week 6</text:p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7" office:value-type="string">
            <text:p text:style-name="P4">TERM </text:p>
          </table:table-cell>
          <table:table-cell table:style-name="Table2.B7" office:value-type="string">
            <text:p text:style-name="P8"/>
          </table:table-cell>
        </table:table-row>
        <table:table-row table:style-name="Table2.1">
          <table:table-cell table:style-name="Table2.A7" office:value-type="string">
            <text:p text:style-name="P4">BREAK</text:p>
          </table:table-cell>
          <table:table-cell table:style-name="Table2.B7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9">Week 7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Week 8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Week 9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Week 10</text:p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Week 11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Week 12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Week 13</text:p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Week 14</text:p>
          </table:table-cell>
          <table:table-cell table:style-name="Table2.B1" office:value-type="string">
            <text:p text:style-name="P5"/>
          </table:table-cell>
        </table:table-row>
      </table:table>
      <text:p text:style-name="P1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Times" svg:font-family="Times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A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A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141cm" fo:keep-with-next="always"/>
      <style:text-properties style:font-name="Verdana" fo:font-size="10pt" fo:font-weight="bold" style:font-name-asian="Times" style:font-size-asian="10pt" style:font-weight-asian="bold" style:font-name-complex="Verdana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Normal_20__28_Web_29_" style:display-name="Normal (Web)" style:family="paragraph" style:parent-style-name="Standard">
      <style:text-properties style:font-name="Times" fo:font-size="10pt" style:font-size-asian="10pt" style:font-name-complex="Times" style:font-size-complex="10pt"/>
    </style:style>
    <style:style style:name="SuperHeading" style:family="paragraph" style:parent-style-name="Standard">
      <style:paragraph-properties fo:margin-top="0.423cm" fo:margin-bottom="0.212cm" fo:keep-together="always" fo:keep-with-next="always"/>
      <style:text-properties fo:font-size="14pt" fo:font-weight="bold" style:font-size-asian="14pt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Arial" style:font-name-asian="Times New Roman" style:font-name-complex="Aria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Arial" style:font-name-asian="Times New Roman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Arial" style:font-name-asian="Times New Roman" style:font-name-complex="Ari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Arial" style:font-name-asian="Times New Roman" style:font-name-complex="Verdana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Arial" style:font-name-asian="Times New Roman" style:font-name-complex="Aria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Arial" style:font-name-asian="Times New Roman" style:font-name-complex="Aria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Arial" style:font-name-asian="Times New Roman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Arial" style:font-name-asian="Times New Roman" style:font-name-complex="Aria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fo:font-size="12pt" fo:language="en" fo:country="AU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_20_4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/>
      <style:text-properties style:font-name="Arial" fo:font-size="14pt" style:font-size-asian="14pt" style:font-name-complex="Arial" style:font-size-complex="14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text-properties style:font-size-complex="10pt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fo:color="#000000" style:font-name="Arial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bottom="1.192cm" style:dynamic-spacing="true"/>
      </style:header-style>
      <style:footer-style>
        <style:header-footer-properties fo:min-height="1.291cm" fo:margin-top="1.19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graphics1" text:anchor-type="as-char" svg:width="7.673cm" svg:height="0.979cm" draw:z-index="1"><draw:image xlink:href="Pictures/10000000000001220000002522A4A98D.png" xlink:type="simple" xlink:show="embed" xlink:actuate="onLoad"/></draw:frame></text:p>
        <text:h text:style-name="MP2" text:outline-level="4">Certificate IV in Digital &amp; Interactive Games – ICA40911</text:h>
        <text:p text:style-name="MP1"/>
      </style:header>
      <style:footer>
        <text:p text:style-name="MP3"><text:span text:style-name="MT1">Certificate IV in Digital and Interactive Games – ICA40911</text:span></text:p>
        <text:p text:style-name="MP3"><text:span text:style-name="MT2">©</text:span><text:span text:style-name="MT1"> Box Hill Institute 2013</text:span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rtificate IV in Screen and Media – CUF40107</dc:title>
    <meta:initial-creator>Mathew Caithness2</meta:initial-creator>
    <meta:creation-date>2013-08-09T13:26:00</meta:creation-date>
    <dc:creator>Mathew Caithness</dc:creator>
    <dc:date>2013-08-09T13:26:00</dc:date>
    <meta:editing-cycles>3</meta:editing-cycles>
    <meta:editing-duration>PT1M</meta:editing-duration>
    <meta:document-statistic meta:table-count="2" meta:image-count="1" meta:object-count="0" meta:page-count="2" meta:paragraph-count="30" meta:word-count="87" meta:character-count="491"/>
    <meta:generator>OpenOffice.org/3.4.1$Unix OpenOffice.org_project/341m1$Build-9593</meta:generator>
  </office:meta>
</office:document-meta>
</file>